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proxima-nova" svg:font-family="proxima-nova, 'Segoe UI', 'Helvetica Neue', Arial, sans-serif"/>
    <style:font-face style:name="Times" svg:font-family="Times" style:font-family-generic="roman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JP Regular" svg:font-family="'Noto Sans Mono CJK JP Regular'" style:font-family-generic="modern" style:font-pitch="fixed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50d1d" officeooo:paragraph-rsid="00150d1d"/>
    </style:style>
    <style:style style:name="P2" style:family="paragraph" style:parent-style-name="Standard">
      <style:text-properties officeooo:paragraph-rsid="00150d1d"/>
    </style:style>
    <style:style style:name="P3" style:family="paragraph" style:parent-style-name="Standard">
      <style:text-properties fo:font-weight="bold" officeooo:rsid="00150d1d" officeooo:paragraph-rsid="00150d1d" style:font-weight-asian="bold" style:font-weight-complex="bold"/>
    </style:style>
    <style:style style:name="T1" style:family="text">
      <style:text-properties officeooo:rsid="00150d1d"/>
    </style:style>
    <style:style style:name="T2" style:family="text">
      <style:text-properties fo:color="#c921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structions for translators of the jamovi-documentation</text:p>
      <text:p text:style-name="P1"/>
      <text:p text:style-name="P1">Welcome and thank you for your interest in helping to translate the jamovi-documentation!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reformatted_20_Text">|continuous|</text:p>
      <text:p text:style-name="P1">asasas</text:p>
      <text:p text:style-name="P1"/>
      <text:p text:style-name="Preformatted_20_Text"><text:span text:style-name="T2">`</text:span>measurement levels are set correctly &lt;um_2_first-steps.html#data-variables&gt;<text:span text:style-name="T2">`</text:span>_</text:p>
      <text:p text:style-name="Standard">asasasa</text:p>
      <text:p text:style-name="Standard"/>
      <text:p text:style-name="Preformatted_20_Text">``<text:span text:style-name="T1">Command``</text:span></text:p>
      <text:p text:style-name="P2">asasasa</text:p>
      <text:p text:style-name="P2"/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proxima-nova" svg:font-family="proxima-nova, 'Segoe UI', 'Helvetica Neue', Arial, sans-serif"/>
    <style:font-face style:name="Times" svg:font-family="Times" style:font-family-generic="roman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JP Regular" svg:font-family="'Noto Sans Mono CJK JP Regular'" style:font-family-generic="modern" style:font-pitch="fixed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Noto Sans CJK JP Regular" style:font-size-asian="10.5pt" style:language-asian="ja" style:country-asian="JP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Noto Sans CJK JP Regular" style:font-size-asian="10.5pt" style:language-asian="ja" style:country-asian="JP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" fo:font-family="Times" style:font-family-generic="roman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" fo:font-family="Times" style:font-family-generic="roman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family="Times" style:font-family-generic="roman"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JP Regular" style:font-family-asian="'Noto Sans Mono CJK JP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ebastian Jentschke</meta:initial-creator>
    <meta:creation-date>2020-07-31T16:26:30.687727505</meta:creation-date>
    <dc:date>2020-08-06T11:04:13.047713133</dc:date>
    <dc:creator>Sebastian Jentschke</dc:creator>
    <meta:editing-duration>P5DT17H16M30S</meta:editing-duration>
    <meta:editing-cycles>1</meta:editing-cycles>
    <meta:document-statistic meta:table-count="0" meta:image-count="0" meta:object-count="0" meta:page-count="1" meta:paragraph-count="8" meta:word-count="30" meta:character-count="266" meta:non-whitespace-character-count="244"/>
    <meta:generator>LibreOffice/6.4.5.2$Linux_X86_64 LibreOffice_project/a726b36747cf2001e06b58ad5db1aa3a9a1872d6</meta:generator>
  </office:meta>
</office:document-meta>
</file>